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7.27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8862in" fo:break-before="auto" style:use-optimal-row-height="true"/>
    </style:style>
    <style:style style:name="ro3" style:family="table-row">
      <style:table-row-properties style:row-height="1.4193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>
      <style:table-cell-properties style:text-align-source="fix" style:repeat-content="false" fo:wrap-option="wrap"/>
      <style:paragraph-properties fo:text-align="justify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Entry</text:p>
          </table:table-cell>
        </table:table-row>
        <table:table-row table:style-name="ro2">
          <table:table-cell table:style-name="ce1" office:value-type="date" office:date-value="2024-04-09" calcext:value-type="date">
            <text:p>2024-04-09</text:p>
          </table:table-cell>
          <table:table-cell office:value-type="string" calcext:value-type="string">
            <text:p>"One night I dreamed I had made a pact with the devil for my soul. Everything went as I desired: my new servant anticipated my every wish. I had the idea of giving him my violin to see if he might play me some pretty tunes, but imagine my astonishment when I heard a sonata so unusual and so beautiful, performed with such mastery and intelligence, on a level I had never before conceived was possible. I was so overcome that I stopped breathing and woke up gasping. Immediately I seized my violin, hoping to recall some shred of what I had just heard; but in vain. The piece I then composed is without a doubt my best, and I still call it “The Devil’s Sonata,” but it falls so far short of the one that stunned me that I would have smashed my violin and given up music forever if I could but have possessed it."</text:p>
            <text:p/>
            <text:p>- Giuseppe Tartini</text:p>
            <text:p/>
            <text:p>I want to try and see if I can recreate the conditions and see the dream for myself.</text:p>
          </table:table-cell>
        </table:table-row>
        <table:table-row table:style-name="ro3">
          <table:table-cell table:style-name="ce1" office:value-type="date" office:date-value="2024-04-09" calcext:value-type="date">
            <text:p>2024-04-09</text:p>
          </table:table-cell>
          <table:table-cell office:value-type="string" calcext:value-type="string">
            <text:p>Writing is too hard on my hand, so I’m opting to keep my diary digitally from here on.</text:p>
            <text:p>Entries with a date, doesn’t get simpler than that.</text:p>
            <text:p>I just want to get in the habit of typing more what goes on inside my mind, from day to day.</text:p>
            <text:p>I’ll hand write in my journal as well.</text:p>
            <text:p/>
            <text:p>I’ve been on a smoke binge and it looks like I quit this morning.</text:p>
            <text:p>I’ll prob light up tonight.</text:p>
            <text:p>I don’t always want to be binging.</text:p>
            <text:p>I even binge sobriety, not cool.</text:p>
          </table:table-cell>
        </table:table-row>
        <table:table-row table:style-name="ro4">
          <table:table-cell table:style-name="ce1" office:value-type="date" office:date-value="2024-04-10" calcext:value-type="date">
            <text:p>2024-04-10</text:p>
          </table:table-cell>
          <table:table-cell office:value-type="string" calcext:value-type="string">
            <text:p>Doc Rob sends me another invite.</text:p>
            <text:p>I wonder why?</text:p>
            <text:p>He sends me an invite I’ve already left before.</text:p>
            <text:p>Why?</text:p>
            <text:p>He needs me there and I’ve been silent?</text:p>
            <text:p>Hmm</text:p>
          </table:table-cell>
        </table:table-row>
        <table:table-row table:style-name="ro5">
          <table:table-cell table:style-name="ce1" office:value-type="date" office:date-value="2024-04-10" calcext:value-type="date">
            <text:p>2024-04-10</text:p>
          </table:table-cell>
          <table:table-cell office:value-type="string" calcext:value-type="string">
            <text:p>He hit me up.</text:p>
            <text:p>Said it was good to see me.</text:p>
            <text:p>He noted I’m blue.</text:p>
            <text:p>Won’t deny.</text:p>
            <text:p>I told him every day is the worst day of my life while simultaneously being the best.</text:p>
          </table:table-cell>
        </table:table-row>
        <table:table-row table:style-name="ro1" table:number-rows-repeated="104857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09:15:11.614715227</meta:creation-date>
    <dc:date>2024-04-10T12:38:17.919674953</dc:date>
    <meta:editing-duration>P1DT3H23M</meta:editing-duration>
    <meta:editing-cycles>11</meta:editing-cycles>
    <meta:generator>LibreOffice/7.6.5.2$Linux_X86_64 LibreOffice_project/60$Build-2</meta:generator>
    <meta:document-statistic meta:table-count="1" meta:cell-count="10" meta:object-count="0"/>
  </office:meta>
</office:document-meta>
</file>